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pu-&gt; RAM -&gt; ALMACENAMIENTO MASIVO -&gt; </text:p>
      <text:p text:style-name="Standard"/>
      <text:p text:style-name="Standard">RELACION ENTRE PROGRAMAS CON COMPONENETE DE UN S.I.</text:p>
      <text:p text:style-name="Standard"/>
      <text:p text:style-name="Standard">aprender diferenciar entre codigo feunte,ejecuteble y objeto</text:p>
      <text:p text:style-name="Standard"><text:tab/>ejecutable: archivo en codigo binario que si es ejecutable en foramto ".exe"</text:p>
      <text:p text:style-name="Standard"><text:tab/>fuente: archivo de texto legible en un leguaje de programación</text:p>
      <text:p text:style-name="Standard"><text:tab/>objeto: archivo en codigo binario que no es ejecutable</text:p>
      <text:p text:style-name="Standard"/>
      <text:p text:style-name="Standard"/>
      <text:p text:style-name="Standard">Software de sistema, de aplicacion y de desarrollo.</text:p>
      <text:p text:style-name="Standard"><text:tab/>de sistema: serie de programa preinstalados en un ordenador para interactuar con el sistema operativo</text:p>
      <text:p text:style-name="Standard"><text:tab/>de aplicación:programa que se instala en un ordenador para realizar tareas que necesite el usuario.</text:p>
      <text:p text:style-name="Standard"><text:tab/>de desarrollo:es un <text:s/>programa que permite al ususario crear otros programas o aplicaciones</text:p>
      <text:p text:style-name="Standard"/>
      <text:p text:style-name="Standard">FIRMWARE(programa ocupado de controlar pequeños dispositivos)</text:p>
      <text:p text:style-name="Standard"/>
      <text:p text:style-name="Standard">memoria almacenamiento: existen dos tipos siendo la RAM utilizada para el moviemiento de la informacion y la memoria de estado solido como pueden ser discos duros,</text:p>
      <text:p text:style-name="Standard"><text:s/>tarjetaas ssd, o ssd m2, que son mas lentas, pero tienen mucha mas capacidad de almacenamiento que la RAM</text:p>
      <text:p text:style-name="Standard"><text:tab/>-RAM: volatil</text:p>
      <text:p text:style-name="Standard"><text:tab/>-SOLIDO: lenta</text:p>
      <text:p text:style-name="Standard"/>
      <text:p text:style-name="Standard">Lentrada/ salida:</text:p>
      <text:p text:style-name="Standard"><text:tab/>informacion obtenida atraves de hardware ajeno al equipo como el raton, <text:s/>teclado, microfono,etc o de salida como puede ser un monitor, unos cascos, parlantes, etc.</text:p>
      <text:p text:style-name="Standard"><text:tab/>-casos simples: disco duro externo, pendriv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21:29:17.021000000</meta:creation-date>
    <dc:date>2023-11-02T21:29:27.855000000</dc:date>
    <meta:editing-duration>PT11S</meta:editing-duration>
    <meta:editing-cycles>1</meta:editing-cycles>
    <meta:document-statistic meta:table-count="0" meta:image-count="0" meta:object-count="0" meta:page-count="1" meta:paragraph-count="18" meta:word-count="191" meta:character-count="1273" meta:non-whitespace-character-count="1086"/>
    <meta:generator>LibreOffice/7.6.1.2$Windows_x86 LibreOffice_project/f5defcebd022c5bc36bbb79be232cb6926d8f674</meta:generator>
  </office:meta>
</office:document-meta>
</file>